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1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12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style:use-window-font-color="tru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Variabile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Unità di misura</text:p>
          </table:table-cell>
          <table:table-cell office:value-type="string" calcext:value-type="string">
            <text:p>Derivata parziale</text:p>
          </table:table-cell>
          <table:table-cell office:value-type="string" calcext:value-type="string">
            <text:p>Termine della sommatoria</text:p>
          </table:table-cell>
          <table:table-cell/>
          <table:table-cell table:style-name="Default" office:value-type="string" calcext:value-type="string">
            <text:p>Tempo (s)</text:p>
          </table:table-cell>
          <table:table-cell table:style-name="Default" office:value-type="string" calcext:value-type="string">
            <text:p>Temperatura</text:p>
          </table:table-cell>
          <table:table-cell/>
        </table:table-row>
        <table:table-row table:style-name="ro1">
          <table:table-cell office:value-type="string" calcext:value-type="string">
            <text:p>m_a</text:p>
          </table:table-cell>
          <table:table-cell table:style-name="ce1" table:formula="of:=[.B12]-[.B13]" office:value-type="float" office:value="113.56" calcext:value-type="float">
            <text:p>113.56</text:p>
          </table:table-cell>
          <table:table-cell table:style-name="ce3" table:formula="of:=SQRT([.C12]^2+[.C13]^2)" office:value-type="float" office:value="0.014142135623731" calcext:value-type="float">
            <text:p>0.014142135623731</text:p>
          </table:table-cell>
          <table:table-cell office:value-type="string" calcext:value-type="string">
            <text:p>g</text:p>
          </table:table-cell>
          <table:table-cell table:formula="of:=[.B3]*([.B7]-[.B8])/([.B10]*([.B9]-[.B7]))" office:value-type="float" office:value="0.000999334447935096" calcext:value-type="float">
            <text:p>0.000999334447935</text:p>
          </table:table-cell>
          <table:table-cell table:formula="of:=[.C2]^2*[.E2]^2" office:value-type="float" office:value="0.000000000199733867765949" calcext:value-type="float">
            <text:p>1.99733867765949E-1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" calcext:value-type="float">
            <text:p>22.4</text:p>
          </table:table-cell>
          <table:table-cell office:value-type="string" calcext:value-type="string">
            <text:p>Iniziale</text:p>
          </table:table-cell>
        </table:table-row>
        <table:table-row table:style-name="ro1">
          <table:table-cell office:value-type="string" calcext:value-type="string">
            <text:p>c_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al /(gK)</text:p>
          </table:table-cell>
          <table:table-cell table:formula="of:=[.B2]*([.B7]-[.B8])/([.B10]*([.B9]-[.B7]))" office:value-type="float" office:value="0.11348441990751" calcext:value-type="float">
            <text:p>0.11348441990751</text:p>
          </table:table-cell>
          <table:table-cell table:formula="of:=[.C3]^2*[.E3]^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Massima</text:p>
          </table:table-cell>
        </table:table-row>
        <table:table-row table:style-name="ro1">
          <table:table-cell office:value-type="string" calcext:value-type="string">
            <text:p>m_r + m_ag</text:p>
          </table:table-cell>
          <table:table-cell table:style-name="ce1" office:value-type="float" office:value="55.92" calcext:value-type="float">
            <text:p>55.92</text:p>
          </table:table-cell>
          <table:table-cell table:style-name="ce1" office:value-type="float" office:value="0.01" calcext:value-type="float">
            <text:p>0.01</text:p>
          </table:table-cell>
          <table:table-cell office:value-type="string" calcext:value-type="string">
            <text:p>g</text:p>
          </table:table-cell>
          <table:table-cell table:formula="of:=[.B5]*([.B7]-[.B8])/([.B10]*([.B9]-[.B7]))" office:value-type="float" office:value="0.000092938103657964" calcext:value-type="float">
            <text:p>9.2938103657964E-05</text:p>
          </table:table-cell>
          <table:table-cell table:formula="of:=[.C4]^2*[.E4]^2" office:value-type="float" office:value="0.000000000000863749111153845" calcext:value-type="float">
            <text:p>8.63749111153845E-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Successive…</text:p>
          </table:table-cell>
        </table:table-row>
        <table:table-row table:style-name="ro1">
          <table:table-cell office:value-type="string" calcext:value-type="string">
            <text:p>c_r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01" calcext:value-type="float">
            <text:p>0.001</text:p>
          </table:table-cell>
          <table:table-cell office:value-type="string" calcext:value-type="string">
            <text:p>cal /(gK)</text:p>
          </table:table-cell>
          <table:table-cell table:formula="of:=[.B4]*([.B7]-[.B8])/([.B10]*([.B9]-[.B7]))" office:value-type="float" office:value="0.0558827823285306" calcext:value-type="float">
            <text:p>0.055882782328531</text:p>
          </table:table-cell>
          <table:table-cell table:formula="of:=[.C5]^2*[.E5]^2" office:value-type="float" office:value="0.00000000312288536077793" calcext:value-type="float">
            <text:p>3.12288536077793E-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0.05" calcext:value-type="float">
            <text:p>0.05</text:p>
          </table:table-cell>
          <table:table-cell office:value-type="string" calcext:value-type="string">
            <text:p>cal/K</text:p>
          </table:table-cell>
          <table:table-cell table:formula="of:=([.B7]-[.B8])/([.B10]*([.B9]-[.B7]))" office:value-type="float" office:value="0.000999334447935096" calcext:value-type="float">
            <text:p>0.000999334447935</text:p>
          </table:table-cell>
          <table:table-cell table:formula="of:=[.C6]^2*[.E6]^2" office:value-type="float" office:value="0.00000000249667334707436" calcext:value-type="float">
            <text:p>2.49667334707436E-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T_B</text:p>
          </table:table-cell>
          <table:table-cell table:style-name="ce2" table:formula="of:=[.B22]-[.C23]" office:value-type="float" office:value="28.1357887067576" calcext:value-type="float">
            <text:p>28.1357887067576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formula="of:=([.B2]*[.B3]+[.B4]*[.B5]+[.B6])*[.B9]/([.B10]*([.B9]-[.B7])^2)" office:value-type="float" office:value="0.0295016229979921" calcext:value-type="float">
            <text:p>0.029501622997992</text:p>
          </table:table-cell>
          <table:table-cell table:formula="of:=[.C7]^2*[.E7]^2" office:value-type="float" office:value="0.00000870345759515656" calcext:value-type="float">
            <text:p>8.70345759515656E-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T_A</text:p>
          </table:table-cell>
          <table:table-cell table:style-name="ce2" table:formula="of:=[.I2]" office:value-type="float" office:value="22.4" calcext:value-type="float">
            <text:p>22.4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formula="of:=([.B2]*[.B3]+[.B4]*[.B5]+[.B6])/([.B10]*([.B9]-[.B7]))" office:value-type="float" office:value="0.0210747049149674" calcext:value-type="float">
            <text:p>0.021074704914968</text:p>
          </table:table-cell>
          <table:table-cell table:formula="of:=[.C8]^2*[.E8]^2" office:value-type="float" office:value="0.00000444143187252953" calcext:value-type="float">
            <text:p>4.44143187252953E-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8.05" calcext:value-type="float">
            <text:p>28.05</text:p>
          </table:table-cell>
          <table:table-cell/>
        </table:table-row>
        <table:table-row table:style-name="ro1">
          <table:table-cell office:value-type="string" calcext:value-type="string">
            <text:p>T_C</text:p>
          </table:table-cell>
          <table:table-cell table:style-name="ce2" table:formula="of:=[.B19]-[.B20]" office:value-type="float" office:value="98.5" calcext:value-type="float">
            <text:p>98.5</text:p>
          </table:table-cell>
          <table:table-cell table:style-name="ce4" table:formula="of:=SQRT([.C19]^2+[.C20]^2)" office:value-type="float" office:value="0.707106781186548" calcext:value-type="float">
            <text:p>0.707106781186548</text:p>
          </table:table-cell>
          <table:table-cell office:value-type="string" calcext:value-type="string">
            <text:p>C</text:p>
          </table:table-cell>
          <table:table-cell table:formula="of:=([.B2]*[.B3]+[.B4]*[.B5]+[.B6])*([.B7]-[.B8])/([.B10]*[.B9]^2)" office:value-type="float" office:value="0.000876665690167196" calcext:value-type="float">
            <text:p>0.000876665690167</text:p>
          </table:table-cell>
          <table:table-cell table:formula="of:=[.C9]^2*[.E9]^2" office:value-type="float" office:value="0.000000384271366158163" calcext:value-type="float">
            <text:p>3.84271366158163E-0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_x</text:p>
          </table:table-cell>
          <table:table-cell table:style-name="ce1" office:value-type="float" office:value="81.57" calcext:value-type="float">
            <text:p>81.57</text:p>
          </table:table-cell>
          <table:table-cell table:style-name="ce1" office:value-type="float" office:value="0.01" calcext:value-type="float">
            <text:p>0.01</text:p>
          </table:table-cell>
          <table:table-cell office:value-type="string" calcext:value-type="string">
            <text:p>g</text:p>
          </table:table-cell>
          <table:table-cell table:formula="of:=([.B2]*[.B3]+[.B4]*[.B5]+[.B6])*([.B7]-[.B8])/([.B10]^2*([.B9]-[.B7]))" office:value-type="float" office:value="0.00148191803910163" calcext:value-type="float">
            <text:p>0.001481918039102</text:p>
          </table:table-cell>
          <table:table-cell table:formula="of:=[.C10]^2*[.E10]^2" office:value-type="float" office:value="0.000000000219608107461483" calcext:value-type="float">
            <text:p>2.19608107461483E-1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_r+m_H20</text:p>
          </table:table-cell>
          <table:table-cell office:value-type="float" office:value="162.9" calcext:value-type="float">
            <text:p>16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 office:value-type="string" calcext:value-type="string">
            <text:p>m_r</text:p>
          </table:table-cell>
          <table:table-cell office:value-type="float" office:value="49.34" calcext:value-type="float">
            <text:p>49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rrore su c_x</text:p>
          </table:table-cell>
          <table:table-cell table:formula="of:=SQRT(SUM([.F2:.F10]))" office:value-type="float" office:value="0.00367902169037863" calcext:value-type="float">
            <text:p>0.00367902169037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 office:value-type="string" calcext:value-type="string">
            <text:p>T_B: eq termico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 office:value-type="string" calcext:value-type="string">
            <text:p>T_A: iniziale calorimetro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7.85" calcext:value-type="float">
            <text:p>27.85</text:p>
          </table:table-cell>
          <table:table-cell/>
        </table:table-row>
        <table:table-row table:style-name="ro1">
          <table:table-cell office:value-type="string" calcext:value-type="string">
            <text:p>T_C: Del riscadatore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27.8" calcext:value-type="float">
            <text:p>27.8</text:p>
          </table:table-cell>
          <table:table-cell/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office:value-type="float" office:value="27.8" calcext:value-type="float">
            <text:p>27.8</text:p>
          </table:table-cell>
          <table:table-cell/>
        </table:table-row>
        <table:table-row table:style-name="ro1">
          <table:table-cell office:value-type="string" calcext:value-type="string">
            <text:p>T_Cmis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27.8" calcext:value-type="float">
            <text:p>27.8</text:p>
          </table:table-cell>
          <table:table-cell/>
        </table:table-row>
        <table:table-row table:style-name="ro1">
          <table:table-cell office:value-type="string" calcext:value-type="string">
            <text:p>Correzione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27.8" calcext:value-type="float">
            <text:p>27.8</text:p>
          </table:table-cell>
          <table:table-cell/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T_max</text:p>
          </table:table-cell>
          <table:table-cell table:formula="of:=[.I3]" office:value-type="float" office:value="28.1" calcext:value-type="float">
            <text:p>28.1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Correzione</text:p>
          </table:table-cell>
          <table:table-cell table:formula="of:=(LINEST([.I3:.I25];[.H3:.H25]; ; ))" office:value-type="float" office:value="-0.00071577413515288" calcext:value-type="float">
            <text:p>-0.000715774135153</text:p>
          </table:table-cell>
          <table:table-cell table:formula="of:=[.B23]*[.H3]" office:value-type="float" office:value="-0.035788706757644" calcext:value-type="float">
            <text:p>-0.035788706757644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27.7" calcext:value-type="float">
            <text:p>27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office:value-type="float" office:value="27.7" calcext:value-type="float">
            <text:p>27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office:value-type="float" office:value="27.7" calcext:value-type="float">
            <text:p>27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po </meta:initial-creator>
    <meta:creation-date>2017-04-20T10:24:14.930181866</meta:creation-date>
    <meta:generator>LibreOffice/5.3.1.2$Linux_X86_64 LibreOffice_project/30m0$Build-2</meta:generator>
    <dc:date>2017-04-20T11:25:59.871743924</dc:date>
    <dc:creator>jacopo </dc:creator>
    <meta:editing-duration>PT3M23S</meta:editing-duration>
    <meta:editing-cycles>1</meta:editing-cycles>
    <meta:document-statistic meta:table-count="1" meta:cell-count="139" meta:object-count="0"/>
  </office:meta>
</office:document-meta>
</file>